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4.814cm"/>
    </style:style>
    <style:style style:name="co2" style:family="table-column">
      <style:table-column-properties fo:break-before="auto" style:column-width="3.812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3.59cm"/>
    </style:style>
    <style:style style:name="co5" style:family="table-column">
      <style:table-column-properties fo:break-before="auto" style:column-width="3.254cm"/>
    </style:style>
    <style:style style:name="co6" style:family="table-column">
      <style:table-column-properties fo:break-before="auto" style:column-width="7.985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409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139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Geneva" fo:font-size="15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2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36pt" fo:font-style="normal" fo:text-shadow="none" style:text-underline-style="none" fo:font-weight="bold" style:font-size-asian="36pt" style:font-style-asian="normal" style:font-weight-asian="bold" style:font-name-complex="Geneva" style:font-size-complex="36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bold" style:font-size-asian="9pt" style:font-style-asian="normal" style:font-weight-asian="bold" style:font-name-complex="Geneva" style:font-size-complex="9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6" style:family="table-cell" style:parent-style-name="Default" style:data-style-name="N0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7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8" style:family="table-cell" style:parent-style-name="Default">
      <style:table-cell-properties fo:border-bottom="none" fo:border-left="none" fo:border-right="none" fo:border-top="0.002cm solid #000000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1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4pt" fo:font-style="normal" fo:text-shadow="none" style:text-underline-style="none" fo:font-weight="bold" style:font-size-asian="14pt" style:font-style-asian="normal" style:font-weight-asian="bold" style:font-name-complex="Geneva" style:font-size-complex="14pt" style:font-style-complex="normal" style:font-weight-complex="bold"/>
    </style:style>
    <style:style style:name="ce12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3" style:family="table-cell" style:parent-style-name="Default" style:data-style-name="N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3pt" fo:font-style="normal" fo:text-shadow="none" style:text-underline-style="none" fo:font-weight="bold" style:font-size-asian="13pt" style:font-style-asian="normal" style:font-weight-asian="bold" style:font-name-complex="Geneva" style:font-size-complex="13pt" style:font-style-complex="normal" style:font-weight-complex="bold"/>
    </style:style>
    <style:style style:name="ce14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5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6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7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12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8" style:family="table-cell" style:parent-style-name="Euro" style:data-style-name="N2">
      <style:table-cell-properties style:glyph-orientation-vertical="0" fo:border-bottom="none" fo:background-color="#c0c0c0" style:cell-protect="none" style:print-content="true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19" style:family="table-cell" style:parent-style-name="Euro" style:data-style-name="N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12pt" style:font-style-asian="normal" style:font-weight-asian="normal" style:font-name-complex="Geneva" style:font-size-complex="12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Geneva" fo:font-size="9pt" fo:font-style="normal" fo:text-shadow="none" style:text-underline-style="none" fo:font-weight="normal" style:font-size-asian="9pt" style:font-style-asian="normal" style:font-weight-asian="normal" style:font-name-complex="Geneva" style:font-size-complex="9pt" style:font-style-complex="normal" style:font-weight-complex="normal"/>
    </style:style>
  </office:automatic-styles>
  <office:body>
    <office:spreadsheet>
      <table:table table:name="Feui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50" table:default-cell-style-name="Default"/>
        <table:table-row table:style-name="ro1">
          <table:table-cell office:value-type="string">
            <text:p>&lt;date&gt;</text:p>
          </table:table-cell>
          <table:table-cell table:number-columns-repeated="255"/>
        </table:table-row>
        <table:table-row table:style-name="ro2">
          <table:table-cell table:style-name="ce2" table:number-columns-repeated="2"/>
          <table:table-cell table:number-columns-repeated="254"/>
        </table:table-row>
        <table:table-row table:style-name="ro3">
          <table:table-cell table:style-name="ce3" office:value-type="string" table:number-columns-spanned="7" table:number-rows-spanned="1">
            <text:p>MERCI DE REGLER AVANT LE 10 !</text:p>
          </table:table-cell>
          <table:covered-table-cell table:number-columns-repeated="6" table:style-name="ce3"/>
          <table:table-cell table:style-name="ce20" table:number-columns-repeated="249"/>
        </table:table-row>
        <table:table-row table:style-name="ro2">
          <table:table-cell table:style-name="ce4"/>
          <table:table-cell table:style-name="ce9" table:number-columns-repeated="5"/>
          <table:table-cell table:number-columns-repeated="250"/>
        </table:table-row>
        <table:table-row table:style-name="ro4">
          <table:table-cell table:style-name="ce5" office:value-type="string">
            <text:p>Enfant</text:p>
          </table:table-cell>
          <table:table-cell table:style-name="ce5" office:value-type="string">
            <text:p>Montant à régler ce mois-ci</text:p>
          </table:table-cell>
          <table:table-cell table:style-name="ce5" office:value-type="string">
            <text:p>Paiement </text:p>
          </table:table-cell>
          <table:table-cell table:style-name="ce5" office:value-type="string">
            <text:p>Mensualité</text:p>
          </table:table-cell>
          <table:table-cell table:style-name="ce5" office:value-type="string">
            <text:p>Supplément /</text:p>
            <text:p>Déduction</text:p>
          </table:table-cell>
          <table:table-cell table:style-name="ce5" office:value-type="string">
            <text:p>Commentaire</text:p>
          </table:table-cell>
          <table:table-cell table:number-columns-repeated="250"/>
        </table:table-row>
        <table:table-row table:style-name="ro5">
          <table:table-cell table:style-name="ce6" office:value-type="string">
            <text:p>&lt;prenom&gt;</text:p>
          </table:table-cell>
          <table:table-cell table:style-name="ce10" table:formula="oooc:=IF([.D6]&lt;&gt;&quot;?&quot;;+[.D6]+[.E6];&quot;?&quot;)" office:value-type="float" office:value="0">
            <text:p>0,00</text:p>
          </table:table-cell>
          <table:table-cell table:style-name="ce12"/>
          <table:table-cell table:style-name="ce14" office:value-type="string">
            <text:p>&lt;cotisation&gt;</text:p>
          </table:table-cell>
          <table:table-cell table:style-name="ce16" office:value-type="string">
            <text:p>&lt;supplement&gt;</text:p>
          </table:table-cell>
          <table:table-cell table:style-name="ce18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  <table:table-cell/>
        </table:table-row>
        <table:table-row table:style-name="ro5">
          <table:table-cell table:style-name="ce7" office:value-type="string">
            <text:p>&lt;prenom&gt;</text:p>
          </table:table-cell>
          <table:table-cell table:style-name="ce11" table:formula="oooc:=IF([.D7]&lt;&gt;&quot;?&quot;;+[.D7]+[.E7];&quot;?&quot;)" office:value-type="float" office:value="0">
            <text:p>0,00</text:p>
          </table:table-cell>
          <table:table-cell table:style-name="ce13"/>
          <table:table-cell table:style-name="ce15" office:value-type="string">
            <text:p>&lt;cotisation&gt;</text:p>
          </table:table-cell>
          <table:table-cell table:style-name="ce17" office:value-type="string">
            <text:p>&lt;supplement&gt;</text:p>
          </table:table-cell>
          <table:table-cell table:style-name="ce19" office:value-type="string">
            <text:p>&lt;commentaire&gt;</text:p>
          </table:table-cell>
          <table:table-cell table:style-name="ce2"/>
          <table:table-cell table:number-columns-repeated="4"/>
          <table:table-cell table:style-name="ce2" table:number-columns-repeated="244"/>
          <table:table-cell/>
        </table:table-row>
        <table:table-row table:style-name="ro2">
          <table:table-cell table:style-name="ce8" office:value-type="string">
            <text:p><text:s text:c="4"/></text:p>
          </table:table-cell>
          <table:table-cell table:style-name="ce8" table:number-columns-repeated="5"/>
          <table:table-cell table:number-columns-repeated="250"/>
        </table:table-row>
      </table:table>
      <table:table table:name="Feuille2" table:style-name="ta1" table:print="false">
        <table:table-column table:style-name="co7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2">
          <table:table-cell/>
        </table:table-row>
      </table:table>
      <table:named-expressions>
        <table:named-expression table:name="Excel_BuiltIn__FilterDatabase_17" table:base-cell-address="$Feuille1.$A$1" table:expression="$#REF !.$A$2:$N$7"/>
        <table:named-expression table:name="Excel_BuiltIn_Print_Area_1" table:base-cell-address="$Feuille1.$A$1" table:expression="$#REF !.$A$1:$D$9"/>
        <table:named-expression table:name="Excel_BuiltIn_Print_Area_10" table:base-cell-address="$Feuille1.$A$1" table:expression="$#REF !.$A$1:$D$13"/>
        <table:named-expression table:name="Excel_BuiltIn_Print_Area_11" table:base-cell-address="$Feuille1.$A$1" table:expression="$#REF !.$A$1:$D$10"/>
        <table:named-expression table:name="Excel_BuiltIn_Print_Area_12" table:base-cell-address="$Feuille1.$A$1" table:expression="$#REF !.$A$1:$H$5"/>
        <table:named-expression table:name="Excel_BuiltIn_Print_Area_15" table:base-cell-address="$Feuille1.$A$1" table:expression="$#REF !.$B$1:$K$10"/>
        <table:named-expression table:name="Excel_BuiltIn_Print_Area_2" table:base-cell-address="$Feuille1.$A$1" table:expression="$#REF !.$A$1:$D$9"/>
        <table:named-expression table:name="Excel_BuiltIn_Print_Area_3" table:base-cell-address="$Feuille1.$A$1" table:expression="$#REF !.$A$1:$D$9"/>
        <table:named-expression table:name="Excel_BuiltIn_Print_Area_33" table:base-cell-address="$Feuille1.$A$1" table:expression="$#REF !.$A$1:$K$15"/>
        <table:named-expression table:name="Excel_BuiltIn_Print_Area_4" table:base-cell-address="$Feuille1.$A$1" table:expression="$#REF !.$A$1:$D$9"/>
        <table:named-expression table:name="Excel_BuiltIn_Print_Area_5" table:base-cell-address="$Feuille1.$A$1" table:expression="$#REF !.$A$1:$D$9"/>
        <table:named-range table:name="Excel_BuiltIn_Print_Area_55_1" table:base-cell-address="$Feuille1.$A$1" table:cell-range-address="$Feuille1.$A$1:.$F$6"/>
        <table:named-expression table:name="Excel_BuiltIn_Print_Area_6" table:base-cell-address="$Feuille1.$A$1" table:expression="$#REF !.$A$1:$D$9"/>
        <table:named-expression table:name="Excel_BuiltIn_Print_Area_7" table:base-cell-address="$Feuille1.$A$1" table:expression="$#REF !.$A$1:$D$8"/>
        <table:named-expression table:name="Excel_BuiltIn_Print_Area_8" table:base-cell-address="$Feuille1.$A$1" table:expression="$#REF !.$A$1:$D$9"/>
        <table:named-expression table:name="Excel_BuiltIn_Print_Area_9" table:base-cell-address="$Feuille1.$A$1" table:expression="$#REF !.$A$1:$D$14"/>
        <table:named-range table:name="Excel_BuiltIn_Print_Area_1 1" table:base-cell-address="$Feuille1.$A$1" table:cell-range-address="$Feuille1.$A$1:.$F$7" table:range-usable-as="print-range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 style:font-family-generic="swiss"/>
    <style:font-face style:name="Geneva" svg:font-family="Geneva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currency-style style:name="N111P0" style:volatile="true"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1" style:volatile="true">
      <number:text>-</number:text>
      <number:number number:decimal-places="2" number:min-integer-digits="1" number:grouping="true"/>
      <number:text> </number:text>
      <number:currency-symbol>€</number:currency-symbol>
      <number:text> </number:text>
    </number:currency-style>
    <number:currency-style style:name="N111P2" style:volatile="true">
      <number:text> -</number:text>
      <number:number number:decimal-places="0" number:min-integer-digits="0"/>
      <number:text> </number:text>
      <number:currency-symbol>€</number:currency-symbol>
      <number:text> </number:text>
    </number:currency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€</number:text>
    </number:number-style>
    <number:number-style style:name="N113">
      <number:text>-</number:text>
      <number:number number:decimal-places="0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€</number:text>
    </number:number-style>
    <number:number-style style:name="N116">
      <number:text>-</number:text>
      <number:number number:decimal-places="2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€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0" number:min-integer-digits="1" number:grouping="true"/>
      <number:text> € </number:text>
    </number:number-style>
    <number:number-style style:name="N125P1" style:volatile="true">
      <number:text>-</number:text>
      <number:number number:decimal-places="0" number:min-integer-digits="1" number:grouping="true"/>
      <number:text> € </number:text>
    </number:number-style>
    <number:number-style style:name="N125P2" style:volatile="true">
      <number:text> - €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number number:decimal-places="2" number:min-integer-digits="1" number:grouping="true"/>
      <number:text> € </number:text>
    </number:number-style>
    <number:number-style style:name="N133P1" style:volatile="true">
      <number:text>-</number:text>
      <number:number number:decimal-places="2" number:min-integer-digits="1" number:grouping="true"/>
      <number:text> € </number:text>
    </number:number-style>
    <number:number-style style:name="N133P2" style:volatile="true">
      <number:text> -</number:text>
      <number:number number:decimal-places="0" number:min-integer-digits="0"/>
      <number:text> €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8">
      <number:month number:style="long" number:textual="true"/>
      <number:text>-</number:text>
      <number:year/>
    </number:date-style>
    <number:date-style style:name="N139">
      <number:month number:style="long" number:textual="true"/>
      <number:text> </number:text>
      <number:year number:style="long"/>
    </number:date-style>
    <number:currency-style style:name="N143P0" style:volatile="true"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1" style:volatile="true">
      <number:text>-</number:text>
      <number:number number:decimal-places="2" number:min-integer-digits="1" number:grouping="true"/>
      <number:text> </number:text>
      <number:currency-symbol number:language="sv" number:country="FI">€</number:currency-symbol>
      <number:text> </number:text>
    </number:currency-style>
    <number:currency-style style:name="N143P2" style:volatile="true">
      <number:text> -</number:text>
      <number:number number:decimal-places="0" number:min-integer-digits="0"/>
      <number:text> </number:text>
      <number:currency-symbol number:language="sv" number:country="FI">€</number:currency-symbol>
      <number:text> </number:text>
    </number:currency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date-style style:name="N144">
      <number:month number:textual="true"/>
      <number:text>-</number:text>
      <number:year/>
    </number:date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uro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Euro_20_1" style:display-name="Euro 1" style:family="table-cell" style:parent-style-name="Default" style:data-style-name="N111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pm1">
      <style:page-layout-properties fo:page-width="29.699cm" fo:page-height="20.999cm" style:num-format="1" style:print-orientation="landscap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scale-to-X="1" style:scale-to-Y="1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pm4">
      <style:page-layout-properties fo:page-width="29.699cm" fo:page-height="20.999cm" style:num-format="1" style:print-orientation="landscape" fo:margin-top="2cm" fo:margin-bottom="2cm" fo:margin-left="2cm" fo:margin-right="2cm" style:first-page-number="continue" style:scale-to-X="1" style:scale-to-Y="1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0-04">04/10/2007</text:date>, <text:time>11:1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leau_20_mensuel" style:display-name="PageStyle_tableau mensuel" style:page-layout-name="pm3">
      <style:header style:display="false"/>
      <style:header-left style:display="false"/>
      <style:footer style:display="false"/>
      <style:footer-left style:display="false"/>
    </style:master-page>
    <style:master-page style:name="PageStyle_5f_tableau_20_mensuel_20_1" style:display-name="PageStyle_tableau mensuel 1" style:page-layout-name="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9-18T17:01:59</meta:creation-date>
    <dc:date>2007-10-04T11:16:37</dc:date>
    <dc:language>en-US</dc:language>
    <meta:editing-cycles>21</meta:editing-cycles>
    <meta:editing-duration>PT3H6M29S</meta:editing-duration>
    <meta:user-defined meta:name="Info 1"/>
    <meta:user-defined meta:name="Info 2"/>
    <meta:user-defined meta:name="Info 3"/>
    <meta:user-defined meta:name="Info 4"/>
    <meta:document-statistic meta:table-count="3" meta:cell-count="19"/>
  </office:meta>
</office:document-meta>
</file>